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d4783"/>
    </style:style>
    <style:style style:name="P2" style:family="paragraph" style:parent-style-name="Text_20_body">
      <style:text-properties officeooo:rsid="000d4783" officeooo:paragraph-rsid="000d4783"/>
    </style:style>
    <style:style style:name="P3" style:family="paragraph" style:parent-style-name="Text_20_body">
      <style:text-properties officeooo:rsid="000da5c4" officeooo:paragraph-rsid="000da5c4"/>
    </style:style>
    <style:style style:name="P4" style:family="paragraph" style:parent-style-name="Text_20_body">
      <style:text-properties officeooo:rsid="000da5c4" officeooo:paragraph-rsid="000f13af"/>
    </style:style>
    <style:style style:name="P5" style:family="paragraph" style:parent-style-name="Text_20_body">
      <style:text-properties officeooo:paragraph-rsid="000da5c4"/>
    </style:style>
    <style:style style:name="P6" style:family="paragraph" style:parent-style-name="Text_20_body">
      <style:text-properties officeooo:rsid="00104cd3" officeooo:paragraph-rsid="00104cd3"/>
    </style:style>
    <style:style style:name="P7" style:family="paragraph" style:parent-style-name="Text_20_body">
      <style:text-properties officeooo:rsid="0011ee8d" officeooo:paragraph-rsid="0011ee8d"/>
    </style:style>
    <style:style style:name="T1" style:family="text">
      <style:text-properties style:font-name="sans-serif" fo:font-size="11.25pt"/>
    </style:style>
    <style:style style:name="T2" style:family="text">
      <style:text-properties style:font-name="sans-serif" fo:font-size="24.75pt"/>
    </style:style>
    <style:style style:name="T3" style:family="text">
      <style:text-properties style:font-name="sans-serif" fo:font-size="15.75pt"/>
    </style:style>
    <style:style style:name="T4" style:family="text">
      <style:text-properties style:font-name="sans-serif" fo:font-size="15.75pt" officeooo:rsid="00104cd3"/>
    </style:style>
    <style:style style:name="T5" style:family="text">
      <style:text-properties officeooo:rsid="000da5c4"/>
    </style:style>
    <style:style style:name="T6" style:family="text">
      <style:text-properties officeooo:rsid="000f1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R1.03 </text:span><text:span text:style-name="T1">–</text:span><text:span text:style-name="T2">TP3Données au formattexte et binaire</text:span></text:p>
      <text:p text:style-name="P1"><text:span text:style-name="T2"/></text:p>
      <text:h text:style-name="Heading_20_2" text:outline-level="2">I.Les fichiers texte</text:h>
      <text:h text:style-name="Heading_20_3" text:outline-level="3">1)Données non structurées:</text:h>
      <text:p text:style-name="P2">1/ c’est un fichier ASCII text</text:p>
      <text:p text:style-name="P2">2/ chaque paire correspond à un charactére</text:p>
      <text:p text:style-name="P2">3/ un charactére et rajouté a la fin, le saut jde ligne code: 000 A</text:p>
      <text:p text:style-name="P2">4/ C’est un charactére spécial de la table ASCII qui est interété par tout les logitiels donc.</text:p>
      <text:p text:style-name="P2">5/<text:span text:style-name="T5">l <text:s/>’inode indique un byte de moins</text:span></text:p>
      <text:p text:style-name="P3">6/ il est stoké en ascii mais il y <text:s/>a un point a la fin</text:p>
      <text:p text:style-name="P3">7/ Le fichier est passé en UTF-8 Unicode text a cause du ‘à’ qui n’est pas dans le table ASCII</text:p>
      <text:p text:style-name="P5"><text:span text:style-name="T5">8/ Le charactére est codé avec “</text:span>c3 a0” <text:span text:style-name="T5">ce qui correspond au retour de hexdump</text:span></text:p>
      <text:p text:style-name="P3"/>
      <text:p text:style-name="P3"/>
      <text:h text:style-name="Heading_20_3" text:outline-level="3">2)données structurées</text:h>
      <text:p text:style-name="P3">2/ dans le .csv sous forme d’un tableau immaginaire ou les champs sont séparés par des ‘,’ et les lignes par des ‘;’ .</text:p>
      <text:p text:style-name="P3">En .xml sous forme d’une tructure avec des balides semblables au HTML.</text:p>
      <text:p text:style-name="P4">En .json <text:span text:style-name="T6">s</text:span>ous forme d’une tructure <text:span text:style-name="T6">mais cette fois avec des characéres pour servir de balises comme () ou {}.</text:span></text:p>
      <text:p text:style-name="P4"/>
      <text:h text:style-name="Heading_20_2" text:outline-level="2"><text:span text:style-name="T3">II.Les fichiers binaire</text:span><text:span text:style-name="T4">s</text:span></text:h>
      <text:p text:style-name="P6">1/ je sais pas j’ai pas compris.</text:p>
      <text:p text:style-name="P7">Sinon j’ai quand méme lu c’est sympa le BER et D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11:27:47.845532077</meta:creation-date>
    <dc:date>2021-11-28T11:56:07.758173777</dc:date>
    <meta:editing-duration>PT7M58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18" meta:word-count="193" meta:character-count="1009" meta:non-whitespace-character-count="832"/>
  </office:meta>
</office:document-meta>
</file>